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opacity="36%" draw:textarea-horizontal-align="justify" draw:textarea-vertical-align="middle" draw:auto-grow-height="false" fo:min-height="6.354cm" fo:min-width="17.788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4.326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5.538cm" fo:min-width="4.326cm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3.306cm" fo:min-width="4.658cm"/>
    </style:style>
    <style:style style:name="gr5" style:family="graphic" style:parent-style-name="standard">
      <style:graphic-properties draw:fill-color="#ea7500" draw:textarea-horizontal-align="justify" draw:textarea-vertical-align="middle" draw:auto-grow-height="false" fo:min-height="3.306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00" draw:opacity="3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3838"/>
      <style:paragraph-properties fo:text-align="start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none" style:text-line-through-type="non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88cm" svg:height="6.604cm" svg:x="4.826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556cm" svg:x="4.774cm" svg:y="0.932cm">
          <text:p text:style-name="P2">CANALES DE</text:p>
          <text:p text:style-name="P2">TELEVISIÓ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556cm" svg:x="18.978cm" svg:y="0.832cm">
          <text:p text:style-name="P2">PROGRAMA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5.788cm" svg:x="7.874cm" svg:y="5.266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3"><text:span text:style-name="T1">dataset.csv</text:span></text:p>
          <text:p text:style-name="P3"><text:span text:style-name="T2">-Fecha</text:span></text:p>
          <text:p text:style-name="P3"><text:span text:style-name="T2">-Canal</text:span></text:p>
          <text:p text:style-name="P3"><text:span text:style-name="T2">-Hora</text:span></text:p>
          <text:p text:style-name="P3"><text:span text:style-name="T3">-Programa</text:span></text:p>
          <text:p text:style-name="P3"><text:span text:style-name="T3">-Espectadores</text:span></text:p>
          <text:p text:style-name="P3"><text:span text:style-name="T3">-Share</text:span></text:p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158cm" svg:height="3.556cm" svg:x="15.162cm" svg:y="5.476cm">
          <text:p text:style-name="P3"><text:span text:style-name="T1">canales.csv</text:span></text:p>
          <text:p text:style-name="P3">-Fecha</text:p>
          <text:p text:style-name="P3">-Canal</text:p>
          <text:p text:style-name="P3">-Shar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826cm" svg:height="3.556cm" svg:x="11.938cm" svg:y="11.684cm">
          <text:p text:style-name="P2">Fecha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97cm" svg:y1="11.684cm" svg:x2="12.7cm" svg:y2="10.668cm">
          <text:p/>
        </draw:line>
        <draw:line draw:style-name="gr6" draw:text-style-name="P7" draw:layer="layout" svg:x1="14.478cm" svg:y1="11.684cm" svg:x2="17.78cm" svg:y2="9.032cm">
          <text:p/>
        </draw:line>
        <draw:line draw:style-name="gr6" draw:text-style-name="P7" draw:layer="layout" svg:x1="18.978cm" svg:y1="2.54cm" svg:x2="9.6cm" svg:y2="2.54cm">
          <text:p/>
        </draw:line>
        <draw:line draw:style-name="gr6" draw:text-style-name="P7" draw:layer="layout" svg:x1="9.398cm" svg:y1="4.488cm" svg:x2="9.398cm" svg:y2="5.266cm">
          <text:p/>
        </draw:line>
        <draw:line draw:style-name="gr6" draw:text-style-name="P7" draw:layer="layout" svg:x1="19.812cm" svg:y1="4.388cm" svg:x2="19.812cm" svg:y2="5.476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5.1.6.2$Linux_X86_64 LibreOffice_project/10m0$Build-2</meta:generator>
    <dc:date>2019-04-07T19:18:50.773541537</dc:date>
    <meta:editing-duration>PT45M29S</meta:editing-duration>
    <meta:editing-cycles>5</meta:editing-cycles>
    <meta:document-statistic meta:object-count="34"/>
  </office:meta>
</office:document-meta>
</file>